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E0000030E9671A8565C3CFA28.png" manifest:media-type="image/png"/>
  <manifest:file-entry manifest:full-path="Pictures/1000000000000324000002BA07D24644B140AC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0118in" draw:z-index="0"><draw:image xlink:href="Pictures/1000000000000324000002BA07D24644B140ACFB.png" xlink:type="simple" xlink:show="embed" xlink:actuate="onLoad"/></draw:frame></text:p>
      <text:p text:style-name="Standard"/>
      <text:p text:style-name="Standard"><draw:frame draw:style-name="fr2" draw:name="Image2" text:anchor-type="paragraph" svg:width="6.9252in" svg:height="5.1374in" draw:z-index="1"><draw:image xlink:href="Pictures/100000000000041E0000030E9671A8565C3CFA2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1:37:02.053061908</meta:creation-date>
    <dc:date>2017-07-23T11:40:41.868540891</dc:date>
    <meta:editing-duration>PT3M39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